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none" fo:font-weight="normal" style:font-weight-asian="normal" style:font-weight-complex="normal"/>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list-style-name="L1"/>
    <style:style style:name="P5" style:family="paragraph" style:parent-style-name="Preformatted_20_Text" style:list-style-name="L2"/>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style:text-underline-style="solid" style:text-underline-width="auto" style:text-underline-color="font-color" fo:font-weight="bold" style:font-weight-asian="bold" style:font-weight-complex="bold"/>
    </style:style>
    <style:style style:name="P8" style:family="paragraph" style:parent-style-name="Preformatted_20_Text">
      <style:text-properties style:text-underline-style="none" fo:font-weight="bold" style:font-weight-asian="bold" style:font-weight-complex="bold"/>
    </style:style>
    <style:style style:name="P9" style:family="paragraph" style:parent-style-name="Preformatted_20_Text">
      <style:text-properties style:text-underline-style="none" fo:font-weight="normal" style:font-weight-asian="normal" style:font-weight-complex="normal"/>
    </style:style>
    <style:style style:name="T1" style:family="text">
      <style:text-properties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weight-asian="bold"/>
    </style:style>
    <style:style style:name="T6"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reformatted_20_Text"/>
      <text:p text:style-name="Preformatted_20_Text">The Restless Studio Reservation System is a clickable sign which displays a dialog menu allowing visitors to request a reservation date and time. Notice of the request is sent to the owner via Instant Message and, if configured, Email. The visitor also recieves an Instant Message informing them that their request has been received. The Reservation System owner can configure the email address, hover text, board texture, dialog menu text, days of week and times of day to display. This document is available in PDF format at <text:a xlink:type="simple" xlink:href="http://www.scribd.com/missyrestless">http://www.scribd.com/missyrestless</text:a></text:p>
      <text:p text:style-name="Preformatted_20_Text"/>
      <text:p text:style-name="P1">CONTENTS</text:p>
      <text:p text:style-name="Preformatted_20_Text"/>
      <text:p text:style-name="Preformatted_20_Text">This package contains:</text:p>
      <text:p text:style-name="Preformatted_20_Text"/>
      <text:list xml:id="list37314696" text:style-name="L1">
        <text:list-item>
          <text:p text:style-name="P4">The Reservation Board object to be rezzed</text:p>
        </text:list-item>
        <text:list-item>
          <text:p text:style-name="P4">The Reservation System Owners Manual</text:p>
        </text:list-item>
        <text:list-item>
          <text:p text:style-name="P4">A sample configuration notecard (Config)</text:p>
        </text:list-item>
        <text:list-item>
          <text:p text:style-name="P4">A landmark to the demonstration Reservation Board at Restless Studio</text:p>
        </text:list-item>
      </text:list>
      <text:p text:style-name="Preformatted_20_Text"/>
      <text:p text:style-name="P1">SETUP OVERVIEW</text:p>
      <text:p text:style-name="Preformatted_20_Text"/>
      <text:p text:style-name="Preformatted_20_Text">Upon purchase you will receive a boxed Reservation System. Rez and unpack the box (right click the rezzed box and select “Open” then copy the contents to your inventory). Your inventory should now contain a folder “Reservation System”. In this folder you will find the Reservation Board object, owner manual, sample Config notecard, and landmark.</text:p>
      <text:p text:style-name="Preformatted_20_Text"/>
      <text:p text:style-name="Preformatted_20_Text">Select a location for your Reservation Board. Position the rezzed Reservation Board by right clicking, selecting “Edit” and using the position arrows.</text:p>
      <text:p text:style-name="Preformatted_20_Text"/>
      <text:p text:style-name="Preformatted_20_Text">Edit the configuration notecard named <text:span text:style-name="T2">Config </text:span>in the object's contents. Details on editing the Reservation Board configuration notecard <text:span text:style-name="T2">Config</text:span> are provided below. The default configuration is to accept reservation requests for every day of the week and all 24 hours in each day. No email address is configured by default.</text:p>
      <text:p text:style-name="Preformatted_20_Text"/>
      <text:p text:style-name="P3">EDIT THE RESERVATION BOARD NOTECARD</text:p>
      <text:p text:style-name="Preformatted_20_Text"/>
      <text:p text:style-name="Preformatted_20_Text">The <text:span text:style-name="T2">Config</text:span> notecard can be edited to configure the default settings for:</text:p>
      <text:p text:style-name="Preformatted_20_Text"/>
      <text:list xml:id="list37332820" text:style-name="L2">
        <text:list-item>
          <text:p text:style-name="P5">Hover text to display</text:p>
        </text:list-item>
        <text:list-item>
          <text:p text:style-name="P5">Texture to use on the board's front and back sides</text:p>
        </text:list-item>
        <text:list-item>
          <text:p text:style-name="P5">Dialog menu text</text:p>
        </text:list-item>
        <text:list-item>
          <text:p text:style-name="P5">Days of the week to accept reservation requests</text:p>
        </text:list-item>
        <text:list-item>
          <text:p text:style-name="P5">Times of day to accept reservation requests</text:p>
        </text:list-item>
        <text:list-item>
          <text:p text:style-name="P5">Email address to use when notifying the owner of a request</text:p>
        </text:list-item>
      </text:list>
      <text:p text:style-name="Preformatted_20_Text"/>
      <text:p text:style-name="Preformatted_20_Text">The <text:span text:style-name="T2">Config</text:span> variables and their default settings follow:</text:p>
      <text:p text:style-name="Preformatted_20_Text"/>
      <text:p text:style-name="P3">HOVER_TEXT = </text:p>
      <text:p text:style-name="Preformatted_20_Text">The text to display hovering above the board. By default, no hover text is shown.</text:p>
      <text:p text:style-name="Preformatted_20_Text"/>
      <text:p text:style-name="Preformatted_20_Text">TEXTURE = custom-texture-name or uuid</text:p>
      <text:p text:style-name="Preformatted_20_Text">To specify a custom texture set TEXTURE = the custom texture name or uuid. If specified by name the texture must be copied into the board's inventory.</text:p>
      <text:p text:style-name="Preformatted_20_Text"/>
      <text:p text:style-name="P3">MAIN_DIALOG = Main Menu - Select a Reservation Date</text:p>
      <text:p text:style-name="Preformatted_20_Text">Text displayed at the top of the Main dialog menu</text:p>
      <text:p text:style-name="Preformatted_20_Text"/>
      <text:p text:style-name="P3"><text:soft-page-break/>TIME_DIALOG = Time Menu - Select a Reservation Hour</text:p>
      <text:p text:style-name="Preformatted_20_Text">Text displayed at the top of the Time dialog menu</text:p>
      <text:p text:style-name="Preformatted_20_Text"/>
      <text:p text:style-name="P3">EMAIL = you@your.com</text:p>
      <text:p text:style-name="Preformatted_20_Text">The email address to be used if email notification is desired.</text:p>
      <text:p text:style-name="Preformatted_20_Text"><text:span text:style-name="T4"/></text:p>
      <text:p text:style-name="P3"><text:span text:style-name="T3">DAYS = Mon,Tue,Wed,Thu,Fri,Sat,Sun</text:span></text:p>
      <text:p text:style-name="Preformatted_20_Text"><text:span text:style-name="T4">The days of the week on which you wish to book reservations. The setting must be one or more of the exact three letter weekday name abbreviations above. For instance, to book reservations for Mondays, Wednesdays, and Fridays only set:</text:span></text:p>
      <text:p text:style-name="Preformatted_20_Text"><text:span text:style-name="T4"><text:s text:c="4"/>DAYS = Mon,Wed,Fri</text:span></text:p>
      <text:p text:style-name="P1"/>
      <text:p text:style-name="P8">TIMES = 8 AM,9 AM,10 AM,11 AM,12 PM,1 PM,2 PM,3 PM,4 PM,5 PM,6 PM,7 PM,8 PM,9 PM,10 PM,11 PM,12 AM,1 AM,2 AM,3 AM,4 AM,5 AM,6 AM,7 AM</text:p>
      <text:p text:style-name="P2">The hours of the days specified above you wish to book reservations. These can be any string identifying a time of day, separated by commas. For instance, to book reservations at 9:30 AM, Noon, 3:45 PM, and Midnight only set:</text:p>
      <text:p text:style-name="P2"><text:s text:c="4"/>TIMES = <text:s/>9:30 AM,Noon,3:45 PM,Midnight</text:p>
      <text:p text:style-name="P2">All times are SLT (PST) which is GMT -8 with daylight savings calculated.</text:p>
      <text:p text:style-name="P2"/>
      <text:p text:style-name="P1">FURTHER INFORMATION</text:p>
      <text:p text:style-name="Preformatted_20_Text"/>
      <text:p text:style-name="Preformatted_20_Text">The Restless Studio Reservation System works well with the Restless Studio Email2IM product at <text:a xlink:type="simple" xlink:href="http://tinyurl.com/4h6gvqk"><text:span text:style-name="T1">http://tinyurl.com/4h6gvqk</text:span></text:a> Using the Email2IM object you can email a request confirmation directly back to the requester when you receive the email notification of the request. No need to log back into Second Life just to confirm the request. In fact, the Email2IM object's contents can be moved into the Reservation Board's contents so as to only use a single prim for both products.</text:p>
      <text:p text:style-name="Preformatted_20_Text"/>
      <text:p text:style-name="Preformatted_20_Text">This document, the Online Notification User Guide, the Pandorabot METAbolt Add-On Manual, the Pandorabot Actorbot Add-On Manual, Pandorabots Owner Manual, and Pandorabots User Guide are all available in PDF format at <text:a xlink:type="simple" xlink:href="http://www.scribd.com/missyrestless">http://www.scribd.com/missyrestless</text:a></text:p>
      <text:p text:style-name="Preformatted_20_Text"/>
      <text:p text:style-name="Preformatted_20_Text">View and interact with the Restless Studio demonstration Pandorabots at <text:a xlink:type="simple" xlink:href="http://slurl.com/secondlife/Gualdo/204/224/43">http://slurl.com/secondlife/Gualdo/204/224/43</text:a> <text:s/><text:a xlink:type="simple" xlink:href="http://slurl.com/secondlife/Gualdo/210/226/42/">http://slurl.com/secondlife/Gualdo/210/226/42/</text:a> and <text:a xlink:type="simple" xlink:href="http://slurl.com/secondlife/Gualdo/204/224/43">http://slurl.com/secondlife/Gualdo/204/224/43</text:a> (mature).</text:p>
      <text:p text:style-name="Preformatted_20_Text"/>
      <text:p text:style-name="Preformatted_20_Text">Email <text:a xlink:type="simple" xlink:href="mailto:missyrestless@gmail.com?subject=Pandorabots">missyrestless@gmail.com</text:a> with any questions, comments, suggestions, etc.</text:p>
      <text:p text:style-name="Preformatted_20_Text"/>
      <text:p text:style-name="Preformatted_20_Text">View other Restless Studio creations in the <text:a xlink:type="simple" xlink:href="http://tinyurl.com/2bq6o3p">Second Life Marketplace</text:a></text:p>
      <text:p text:style-name="Preformatted_20_Text">at <text:a xlink:type="simple" xlink:href="http://tinyurl.com/2bq6o3p"><text:span text:style-name="T1">http://tinyurl.com/2bq6o3p</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2T18:01:47.61</dc:date>
    <dc:creator>Ronald Record</dc:creator>
    <meta:generator>OpenOffice.org/3.2$Win32 OpenOffice.org_project/320m18$Build-9502</meta:generator>
    <meta:editing-duration>PT32H28M08S</meta:editing-duration>
    <meta:editing-cycles>51</meta:editing-cycles>
    <dc:subject>Reservation System setup, configuration, and use</dc:subject>
    <dc:title>Reservation System Owners Manual</dc:title>
    <meta:document-statistic meta:table-count="0" meta:image-count="0" meta:object-count="0" meta:page-count="2" meta:paragraph-count="45" meta:word-count="708" meta:character-count="4501"/>
  </office:meta>
</office:document-meta>
</file>